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2">
      <style:text-properties officeooo:rsid="0005465f" officeooo:paragraph-rsid="0005465f"/>
    </style:style>
    <style:style style:name="P3" style:family="paragraph" style:parent-style-name="TOC_20_Heading">
      <style:paragraph-properties fo:break-before="pag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style:tab-stops>
          <style:tab-stop style:position="2.783cm"/>
        </style:tab-stops>
      </style:paragraph-properties>
    </style:style>
    <style:style style:name="P6" style:family="paragraph" style:parent-style-name="Standard">
      <style:text-properties officeooo:rsid="0002d210" officeooo:paragraph-rsid="0002d210"/>
    </style:style>
    <style:style style:name="P7" style:family="paragraph" style:parent-style-name="Standard">
      <style:text-properties officeooo:rsid="0005465f" officeooo:paragraph-rsid="0005465f"/>
    </style:style>
    <style:style style:name="P8" style:family="paragraph" style:parent-style-name="Standard">
      <style:text-properties officeooo:rsid="000581d7" officeooo:paragraph-rsid="000581d7"/>
    </style:style>
    <style:style style:name="P9" style:family="paragraph" style:parent-style-name="Standard">
      <style:text-properties officeooo:rsid="000606ec" officeooo:paragraph-rsid="000606ec"/>
    </style:style>
    <style:style style:name="P10" style:family="paragraph" style:parent-style-name="Standard" style:master-page-name="First_20_Page">
      <style:paragraph-properties style:page-number="auto"/>
    </style:style>
    <style:style style:name="P11" style:family="paragraph" style:parent-style-name="Standard">
      <style:text-properties officeooo:rsid="000606ec" officeooo:paragraph-rsid="000606ec"/>
    </style:style>
    <style:style style:name="P12" style:family="paragraph" style:parent-style-name="Standard">
      <style:text-properties officeooo:rsid="000d08f5" officeooo:paragraph-rsid="000d08f5"/>
    </style:style>
    <style:style style:name="P13" style:family="paragraph" style:parent-style-name="Standard">
      <style:text-properties officeooo:rsid="001030ac" officeooo:paragraph-rsid="001030ac"/>
    </style:style>
    <style:style style:name="P14" style:family="paragraph" style:parent-style-name="Heading_20_2">
      <style:text-properties officeooo:rsid="000d08f5" officeooo:paragraph-rsid="000d08f5"/>
    </style:style>
    <style:style style:name="P15" style:family="paragraph" style:parent-style-name="No_20_Spacing">
      <style:paragraph-properties fo:margin-top="0.071cm" fo:margin-bottom="0.988cm" loext:contextual-spacing="false" fo:line-height="90%"/>
      <style:text-properties fo:color="#5b9bd5" fo:font-size="24pt" style:font-size-asian="24pt" style:font-size-complex="24pt"/>
    </style:style>
    <style:style style:name="P16" style:family="paragraph" style:parent-style-name="No_20_Spacing">
      <style:paragraph-properties fo:margin-top="0.071cm" fo:margin-bottom="0.071cm" loext:contextual-spacing="false"/>
      <style:text-properties fo:text-transform="uppercase" fo:color="#1f3864" fo:font-size="14pt" style:font-size-asian="14pt" style:font-size-complex="14pt"/>
    </style:style>
    <style:style style:name="P17" style:family="paragraph" style:parent-style-name="No_20_Spacing">
      <style:paragraph-properties fo:margin-top="0.141cm" fo:margin-bottom="0.071cm" loext:contextual-spacing="false"/>
    </style:style>
    <style:style style:name="P18" style:family="paragraph" style:parent-style-name="No_20_Spacing">
      <style:paragraph-properties fo:text-align="end" style:justify-single-word="false"/>
    </style:style>
    <style:style style:name="P19" style:family="paragraph" style:parent-style-name="Contents_20_1">
      <style:paragraph-properties>
        <style:tab-stops>
          <style:tab-stop style:position="15.921cm" style:type="right" style:leader-style="dotted" style:leader-text="."/>
        </style:tab-stops>
      </style:paragraph-properties>
    </style:style>
    <style:style style:name="P20" style:family="paragraph" style:parent-style-name="Contents_20_2">
      <style:paragraph-properties>
        <style:tab-stops>
          <style:tab-stop style:position="15.921cm" style:type="right" style:leader-style="dotted" style:leader-text="."/>
        </style:tab-stops>
      </style:paragraph-properties>
    </style:style>
    <style:style style:name="P21" style:family="paragraph" style:parent-style-name="Contents_20_3">
      <style:paragraph-properties>
        <style:tab-stops>
          <style:tab-stop style:position="15.921cm" style:type="right" style:leader-style="dotted" style:leader-text="."/>
        </style:tab-stops>
      </style:paragraph-properties>
    </style:style>
    <style:style style:name="P22" style:family="paragraph">
      <loext:graphic-properties draw:fill="none"/>
      <style:paragraph-properties fo:text-align="start"/>
      <style:text-properties fo:color="#000000" fo:font-size="18pt"/>
    </style:style>
    <style:style style:name="P23" style:family="paragraph">
      <style:paragraph-properties fo:text-align="start"/>
    </style:style>
    <style:style style:name="P24" style:family="paragraph">
      <loext:graphic-properties draw:fill="solid" draw:fill-color="#5b9bd5"/>
      <style:paragraph-properties fo:text-align="start"/>
      <style:text-properties fo:color="#ffffff" fo:font-size="18pt"/>
    </style:style>
    <style:style style:name="T1" style:family="text">
      <style:text-properties fo:text-transform="uppercase" fo:color="#4472c4" fo:font-size="12pt" style:font-size-asian="12pt" style:font-size-complex="12pt"/>
    </style:style>
    <style:style style:name="T2" style:family="text">
      <style:text-properties style:text-position="super 58%"/>
    </style:style>
    <style:style style:name="T3" style:family="text">
      <style:text-properties officeooo:rsid="00071632"/>
    </style:style>
    <style:style style:name="T4" style:family="text">
      <style:text-properties fo:color="#ffffff"/>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18cm" draw:fill="none" draw:textarea-vertical-align="top" draw:auto-grow-height="true" fo:min-height="0cm" fo:min-width="0cm" fo:padding-top="0cm" fo:padding-bottom="0cm" fo:padding-left="0cm" fo:padding-right="0cm" fo:wrap-option="wrap" fo:margin-left="0.508cm" fo:margin-right="0.536cm" fo:margin-top="0cm" fo:margin-bottom="0.011cm" style:run-through="foreground" style:wrap="parallel" style:number-wrapped-paragraphs="no-limit" style:wrap-contour="false" style:vertical-pos="from-top" style:vertical-rel="page" style:horizontal-pos="from-left" style:horizontal-rel="page" draw:wrap-influence-on-position="once-concurrent" style:flow-with-text="false" loext:rel-width-rel="paragraph" loext:rel-height-rel="page"/>
    </style:style>
    <style:style style:name="gr2" style:family="graphic" style:data-style-name="C10107">
      <style:graphic-properties style:vertical-pos="middle" style:vertical-rel="baseline" style:horizontal-pos="from-left" style:horizontal-rel="paragraph" draw:wrap-influence-on-position="once-concurrent" style:flow-with-text="false"/>
    </style:style>
    <style:style style:name="gr3" style:family="graphic" style:parent-style-name="Frame">
      <style:graphic-properties draw:stroke="none" svg:stroke-width="0.035cm" draw:stroke-linejoin="miter" draw:fill="solid" draw:fill-color="#5b9bd5" draw:textarea-vertical-align="bottom" draw:auto-grow-height="false" fo:min-height="2.768cm" fo:min-width="1.464cm" fo:padding-top="0.127cm" fo:padding-bottom="0.127cm" fo:padding-left="0.127cm" fo:padding-right="0.127cm" fo:wrap-option="wrap" fo:margin-left="0.318cm" fo:margin-right="0.318cm" fo:margin-top="0cm" fo:margin-bottom="0.014cm" style:run-through="foreground" style:wrap="run-through" style:number-wrapped-paragraphs="no-limit" style:vertical-pos="from-top" style:vertical-rel="page" style:horizontal-pos="right" style:horizontal-rel="page-content" draw:wrap-influence-on-position="once-concurrent" style:flow-with-text="false" loext:rel-width-rel="page" loext:rel-height-rel="pag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date form:name="Date Field 1" form:control-implementation="ooo:com.sun.star.form.component.DateField" xml:id="control1" form:id="control1" form:current-value="2018-01-01" form:min-value="180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Standard"><draw:custom-shape text:anchor-type="paragraph" style:rel-width="79%" style:rel-height="35%" draw:z-index="0" draw:name="Blwch Testun 131" draw:style-name="gr1" draw:text-style-name="P22" svg:width="12.576cm" svg:height="5.425cm" svg:x="3.766cm" svg:y="16.071cm"><text:p text:style-name="P15">Sut ydy datblygiad gemau cyfrifiadurol wedi newid ers yr 80au?</text:p><text:p text:style-name="P16">prosiect unigol y Fagloriaeth Gymraeg </text:p><text:p text:style-name="P17"><text:span text:style-name="T1">Alejandro Chavez-Smith (Rhif arholiad 5278) Ysgol PLasmawr (68976)</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8%" style:rel-height="10%" draw:z-index="2" draw:name="Petryal 132" draw:style-name="gr3" draw:text-style-name="P24" svg:width="1.717cm" svg:height="3.021cm" svg:x="13.885cm" svg:y="0.683cm"><text:p text:style-name="P18"><text:span text:style-name="T4"><draw:control text:anchor-type="as-char" draw:z-index="1" draw:style-name="gr2" draw:text-style-name="P23" svg:width="1.636cm" svg:height="0.578cm" draw:control="control1"/></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Cynnwy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_RefHeading___Toc427_4279044103" text:style-name="Index_20_Link" text:visited-style-name="Index_20_Link">Nodau ac AmcanionCyflwyniad<text:tab/>3</text:a></text:p>
          <text:p text:style-name="P19"><text:a xlink:type="simple" xlink:href="#__RefHeading___Toc429_4279044103" text:style-name="Index_20_Link" text:visited-style-name="Index_20_Link">Nodau ac Amcanion<text:tab/>3</text:a></text:p>
          <text:p text:style-name="P20"><text:a xlink:type="simple" xlink:href="#__RefHeading___Toc431_4279044103" text:style-name="Index_20_Link" text:visited-style-name="Index_20_Link">Nod 1<text:tab/>3</text:a></text:p>
          <text:p text:style-name="P21"><text:a xlink:type="simple" xlink:href="#__RefHeading___Toc433_4279044103" text:style-name="Index_20_Link" text:visited-style-name="Index_20_Link">Amcan 1:<text:tab/>4</text:a></text:p>
          <text:p text:style-name="P21"><text:a xlink:type="simple" xlink:href="#__RefHeading___Toc435_4279044103" text:style-name="Index_20_Link" text:visited-style-name="Index_20_Link">Amcan 2:<text:tab/>4</text:a></text:p>
          <text:p text:style-name="P21"><text:a xlink:type="simple" xlink:href="#__RefHeading___Toc437_4279044103" text:style-name="Index_20_Link" text:visited-style-name="Index_20_Link">Amcan 3:<text:tab/>4</text:a></text:p>
          <text:p text:style-name="P20"><text:a xlink:type="simple" xlink:href="#__RefHeading___Toc439_4279044103" text:style-name="Index_20_Link" text:visited-style-name="Index_20_Link">Nod 2<text:tab/>4</text:a></text:p>
          <text:p text:style-name="P21"><text:a xlink:type="simple" xlink:href="#__RefHeading___Toc441_4279044103" text:style-name="Index_20_Link" text:visited-style-name="Index_20_Link">Amcan 1:<text:tab/>4</text:a></text:p>
          <text:p text:style-name="P21"><text:a xlink:type="simple" xlink:href="#__RefHeading___Toc443_4279044103" text:style-name="Index_20_Link" text:visited-style-name="Index_20_Link"><text:s/>Amcan 2:<text:tab/>4</text:a></text:p>
          <text:p text:style-name="P21"><text:a xlink:type="simple" xlink:href="#__RefHeading___Toc445_4279044103" text:style-name="Index_20_Link" text:visited-style-name="Index_20_Link">Amcan 3:<text:tab/>4</text:a></text:p>
          <text:p text:style-name="P20"><text:a xlink:type="simple" xlink:href="#__RefHeading___Toc447_4279044103" text:style-name="Index_20_Link" text:visited-style-name="Index_20_Link">Nod 3<text:tab/>4</text:a></text:p>
          <text:p text:style-name="P21"><text:a xlink:type="simple" xlink:href="#__RefHeading___Toc449_4279044103" text:style-name="Index_20_Link" text:visited-style-name="Index_20_Link">Amcan 1:<text:tab/>4</text:a></text:p>
          <text:p text:style-name="P21"><text:a xlink:type="simple" xlink:href="#__RefHeading___Toc451_4279044103" text:style-name="Index_20_Link" text:visited-style-name="Index_20_Link">Amcan 2:<text:tab/>4</text:a></text:p>
          <text:p text:style-name="P19"><text:a xlink:type="simple" xlink:href="#__RefHeading___Toc453_4279044103" text:style-name="Index_20_Link" text:visited-style-name="Index_20_Link">Methodoleg<text:tab/>4</text:a></text:p>
          <text:p text:style-name="P20"><text:a xlink:type="simple" xlink:href="#__RefHeading___Toc455_4279044103" text:style-name="Index_20_Link" text:visited-style-name="Index_20_Link">Nod 1:<text:tab/>4</text:a></text:p>
          <text:p text:style-name="P20"><text:a xlink:type="simple" xlink:href="#__RefHeading___Toc457_4279044103" text:style-name="Index_20_Link" text:visited-style-name="Index_20_Link">Nod 2:<text:tab/>5</text:a></text:p>
          <text:p text:style-name="P19"><text:a xlink:type="simple" xlink:href="#__RefHeading___Toc459_4279044103" text:style-name="Index_20_Link" text:visited-style-name="Index_20_Link">Dadansoddi Data Rhifadol<text:tab/>5</text:a></text:p>
          <text:p text:style-name="P20"><text:a xlink:type="simple" xlink:href="#__RefHeading___Toc461_4279044103" text:style-name="Index_20_Link" text:visited-style-name="Index_20_Link">Cwestiwn 1:<text:tab/>5</text:a></text:p>
          <text:p text:style-name="P19"><text:a xlink:type="simple" xlink:href="#__RefHeading___Toc463_4279044103" text:style-name="Index_20_Link" text:visited-style-name="Index_20_Link">Dadansoddi Gwybodaeth<text:tab/>6</text:a></text:p>
          <text:p text:style-name="P20"><text:a xlink:type="simple" xlink:href="#__RefHeading___Toc465_4279044103" text:style-name="Index_20_Link" text:visited-style-name="Index_20_Link">Amcan 2:<text:tab/>6</text:a></text:p>
          <text:p text:style-name="P19"><text:a xlink:type="simple" xlink:href="#__RefHeading___Toc467_4279044103" text:style-name="Index_20_Link" text:visited-style-name="Index_20_Link">Darlun y Prosiect Terfynol<text:tab/>7</text:a></text:p>
          <text:p text:style-name="P19"><text:a xlink:type="simple" xlink:href="#__RefHeading___Toc469_4279044103" text:style-name="Index_20_Link" text:visited-style-name="Index_20_Link">Casgliad<text:tab/>7</text:a></text:p>
          <text:p text:style-name="P19"><text:a xlink:type="simple" xlink:href="#__RefHeading___Toc471_4279044103" text:style-name="Index_20_Link" text:visited-style-name="Index_20_Link">Atodiadau<text:tab/>7</text:a></text:p>
          <text:p text:style-name="P19"><text:a xlink:type="simple" xlink:href="#__RefHeading___Toc473_4279044103" text:style-name="Index_20_Link" text:visited-style-name="Index_20_Link">Llyfryddiaeth<text:tab/>7</text:a></text:p>
          <text:p text:style-name="P19"><text:a xlink:type="simple" xlink:href="#__RefHeading___Toc475_4279044103" text:style-name="Index_20_Link" text:visited-style-name="Index_20_Link">Gwerthusiad<text:tab/>7</text:a></text:p>
        </text:index-body>
      </text:table-of-content>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427_4279044103"/><text:bookmark-start text:name="_Toc529794786"/>Cyflwyniad<text:bookmark-end text:name="__RefHeading___Toc427_4279044103"/><text:bookmark-end text:name="_Toc529794786"/></text:h>
      <text:p text:style-name="P5"><text:tab/></text:p>
      <text:p text:style-name="Standard">Wrth i ein gymdeithas ni symud bellach ymlaen mewn i oes sydd wedi ei dominyddu gan cyfrifiaduron maen naturiol a bydd angen mwy o phobl a bydd yn gallu rheoli a chynnal technolegau <text:s/>yma sef rhaglennwyr. Felly yn naturiol mae gweinyddion addysg ar draws y byd yn nawr pwysleisio llenyddiaeth cyfrifiadurol ac yn ychwanegu elfennau mewn i’r cwricwlwm mewn bron pob ffordd y rydych yn gallu dychmygu, efallai cwrs Technoleg Gwybodaeth neu rhaglenni, clybiau neu tripiau gwahanol trwy gydol y flwyddyn. Mae nawr yn glir fod dysgu i rhaglenni yn sgil angenrheidiol yn ein gymdeithas ni heddiw.</text:p>
      <text:p text:style-name="Standard">Ond mae yna un faes benodol yn rhaglenni cyfrifiadurol sydd dal yn atynnu llawer o bobl iddo sef rhaglenni gemau. Ers yr 1980au mae’r maes rhaglenni gemau wedi newid o defnyddio “assembler” i defnyddio rhaglenni rydych yn gallu lawr lwytho ar y we mewn munudau a felly bydd fy mhrosiect i yn ffocysu ar sut mae’r technegau a’r technolegau sy’n cael ei defnyddio i rhaglenni gemau wedi newid ers yr 80au gyda ffocws benodol a’r injan gemau. Diolch i rhai o’r datblygiadau yma mae’r amser mae’n cymryd i gwneud gem fel “super mario bros” wedi newid o dau flwyddyn i tua mis.</text:p>
      <text:p text:style-name="Standard">Y rheswm rwyf eisiau gwneud hyn yw fod rydw i’n caru rhaglenni gemau gan fod yn ffordd hawdd iawn i cyfuno y sgiliau technegol o rhaglenni cyfrifiadurol a’r ochr creadigol o dylunio gemau a chreu’r celf amdani. Rwyf hefyd gyda diddordeb mewn dysgu am sut mae’r broses yma o datblygu gemau wedi newid dros y flynyddoedd a felly mae yn siawns dda er mwyn ddysgu.</text:p>
      <text:h text:style-name="Heading_20_1" text:outline-level="1"><text:bookmark-start text:name="_Toc529794787"/><text:bookmark-start text:name="__RefHeading___Toc429_4279044103"/><text:bookmark-start text:name="_Ref527370897"/>Nodau ac Amcanion<text:bookmark-end text:name="_Toc529794787"/><text:bookmark-end text:name="__RefHeading___Toc429_4279044103"/><text:bookmark-end text:name="_Ref527370897"/></text:h>
      <text:h text:style-name="Heading_20_2" text:outline-level="2"><text:bookmark-start text:name="_Toc529794788"/><text:bookmark-start text:name="__RefHeading___Toc431_4279044103"/>Nod 1<text:bookmark-end text:name="_Toc529794788"/><text:bookmark-end text:name="__RefHeading___Toc431_4279044103"/></text:h>
      <text:p text:style-name="Standard">Darganfod sut mae gemau wedi chael ei ddatblygu yn y gorffennol a sut maent yn cael ei datblygu heddiw.</text:p>
      <text:h text:style-name="Heading_20_3" text:outline-level="3"><text:bookmark-start text:name="_Toc529794789"/><text:bookmark-start text:name="__RefHeading___Toc433_4279044103"/><text:soft-page-break/>Amcan 1:<text:bookmark-end text:name="_Toc529794789"/><text:bookmark-end text:name="__RefHeading___Toc433_4279044103"/></text:h>
      <text:p text:style-name="Standard">Gwneud ymchwil primaidd ar sut mae gofynion technolegol wedi newid a felly sut mae technegau a technolegau wedi datblygu hefyd</text:p>
      <text:h text:style-name="Heading_20_3" text:outline-level="3"><text:bookmark-start text:name="_Toc529794790"/><text:bookmark-start text:name="__RefHeading___Toc435_4279044103"/>Amcan 2:<text:bookmark-end text:name="_Toc529794790"/><text:bookmark-end text:name="__RefHeading___Toc435_4279044103"/></text:h>
      <text:p text:style-name="Standard">Gwneud ymchwil eilaidd ar rhaglenni gemau yn yr 80au ac am y caledwedd a meddalwedd oedd ar gael i gwneud hyn.</text:p>
      <text:h text:style-name="Heading_20_3" text:outline-level="3"><text:bookmark-start text:name="_Toc529794791"/><text:bookmark-start text:name="__RefHeading___Toc437_4279044103"/>Amcan 3:<text:bookmark-end text:name="_Toc529794791"/><text:bookmark-end text:name="__RefHeading___Toc437_4279044103"/></text:h>
      <text:p text:style-name="Standard">Gwneud ymchwil primaidd ar sut mae injannau gemau yn cae eu ddatblygu a os ydy’r broses wedi newid.</text:p>
      <text:h text:style-name="Heading_20_2" text:outline-level="2"><text:bookmark-start text:name="_Toc529794792"/><text:bookmark-start text:name="__RefHeading___Toc439_4279044103"/>Nod 2<text:bookmark-end text:name="_Toc529794792"/><text:bookmark-end text:name="__RefHeading___Toc439_4279044103"/></text:h>
      <text:p text:style-name="Standard">Creu injan gem 2d syml er mwyn gallu ddangos faint mor bell ydy’r technoleg wedi dod</text:p>
      <text:h text:style-name="Heading_20_3" text:outline-level="3"><text:bookmark-start text:name="_Toc529794793"/><text:bookmark-start text:name="__RefHeading___Toc441_4279044103"/>Amcan 1:<text:bookmark-end text:name="_Toc529794793"/><text:bookmark-end text:name="__RefHeading___Toc441_4279044103"/></text:h>
      <text:p text:style-name="Standard">Dechrau penseiri yr injan a creu cynllun ar sut byddai’n ei ysgrifennu.</text:p>
      <text:h text:style-name="Heading_20_3" text:outline-level="3"><text:bookmark-start text:name="__RefHeading___Toc443_4279044103"/><text:s/>Amcan 2:<text:bookmark-end text:name="__RefHeading___Toc443_4279044103"/></text:h>
      <text:p text:style-name="Standard">Dechrau rhaglennu’r injan ei hun yn cynnwys modiwl ffiseg, graffeg, mathemateg a gwrthrych gem.</text:p>
      <text:h text:style-name="Heading_20_3" text:outline-level="3"><text:bookmark-start text:name="__RefHeading___Toc445_4279044103"/>Amcan 3:<text:bookmark-end text:name="__RefHeading___Toc445_4279044103"/></text:h>
      <text:p text:style-name="Standard">Ail gyfeirio’r cod a trysio unrhyw problemau sy’n dod lan wrth ei ysgrifennu.</text:p>
      <text:p text:style-name="Standard"/>
      <text:h text:style-name="Heading_20_2" text:outline-level="2"><text:bookmark-start text:name="__RefHeading___Toc447_4279044103"/>Nod 3<text:bookmark-end text:name="__RefHeading___Toc447_4279044103"/></text:h>
      <text:p text:style-name="Standard">Creu cyflwyniad ar sut mae’r technolegau a technegau am datblygi gemau wedi newid</text:p>
      <text:h text:style-name="Heading_20_3" text:outline-level="3"><text:bookmark-start text:name="__RefHeading___Toc449_4279044103"/>Amcan 1:<text:bookmark-end text:name="__RefHeading___Toc449_4279044103"/></text:h>
      <text:p text:style-name="Standard">Ysgrifennu Sgript a creu fath o “storyboard” ar beth byddai’n cynnwys.</text:p>
      <text:h text:style-name="Heading_20_3" text:outline-level="3"><text:bookmark-start text:name="__RefHeading___Toc451_4279044103"/>Amcan 2:<text:bookmark-end text:name="__RefHeading___Toc451_4279044103"/></text:h>
      <text:p text:style-name="Standard">Creu’r cyflwyniad trwy defnyddio’r injan ei hun.</text:p>
      <text:p text:style-name="Standard"/>
      <text:p text:style-name="Standard"/>
      <text:h text:style-name="Heading_20_1" text:outline-level="1"><text:bookmark-start text:name="_Toc529794794"/><text:bookmark-start text:name="__RefHeading___Toc453_4279044103"/>Methodoleg<text:bookmark-end text:name="_Toc529794794"/><text:bookmark-end text:name="__RefHeading___Toc453_4279044103"/></text:h>
      <text:p text:style-name="Standard">Cyn dechrau creu fy mhrosiect i byddai’n casglu data o nifer o ffynonellau gwahanol. Isod mae yna esboniad o sut byddai’n trafod y ffynonellau a sut byddai’n chasglu’r data o ffynonellau yma a sut byddai’n sicrhau’r dibynadwyedd y ffynonellau yma. <text:s/></text:p>
      <text:h text:style-name="Heading_20_2" text:outline-level="2"><text:bookmark-start text:name="_Toc529794795"/><text:bookmark-start text:name="__RefHeading___Toc455_4279044103"/>Nod 1:<text:bookmark-end text:name="_Toc529794795"/><text:bookmark-end text:name="__RefHeading___Toc455_4279044103"/></text:h>
      <text:p text:style-name="Standard">Fel rhan o fy nod gyntaf byddai’n gwneud ymchwil primaidd trwy ffurf holiadur a fydd yn cynnwys nifer o gwestiynau a fydd yn rhois syniad iddi mi am sut mae ofynion dechnolegol gemau cyfrifiadurol wedi newid a felly bydd hwn yn dangos os oes yna unrhyw cynnydd wedi fod <text:s/>o ran dechnolegau wedi bod ers yr 80au a dyddiau y “Nintendo Entertainment System”. Y rheswm byddai’n defnyddio <text:soft-page-break/>holiadur er mwyn gwneud ymchwil brimaidd yma gan fod yn galluogi fi <text:s/>i casglu gwybodaeth o’r pobl sydd nawr yn chwarae y fwyaf o gemau cyfrifiadurol a felly bydd yn rhoi cynrychiolaeth dda o ba fath o ofynion dechnolegol sydd ar y gemau mae pobl yn chwarae heddiw.</text:p>
      <text:p text:style-name="Standard">Fel ddarn o ymchwil primaidd arall byddai’n cynnal cyfweliad gyda aelod o staff sydd gyda gradd mewn rhaglenni gemau er mwyn trafod sut mae injannau gemau yn cael ei ddatblygi ac os ydi’r broses wedi ddod yn haws neu yn fwy anodd ers yr 80au. Byddaf yn defnyddio ffynhonnell yma er mwyn cael gwybodaeth llaw gyntaf ar sut mae gemau cyfrifiadurol modern yn cael ei ddatblygi. Credaf fod ffynhonnell yma yn dibynadwy gan fod gan aelod o staff yma gradd mewn rhaglenni gemau ond roedd ei brosiect terfynol i greu injan gem symml d trwy defnyddio’r llyfrgelloedd “openGL” a felly mae ganddo fe gwybodaeth briodol ar datblygiad injanau gemau.</text:p>
      <text:p text:style-name="Standard">Byddai wedyn yn gwneud ymchwil eilaidd ar sut roedd gemau cyfrifiaduro yn chael ei ddatblygu yn yr 80au yn ffocysi ar sut fath o ieithoedd rhaglenni a chaledwedd roedden nhw’n defnyddo i gwneud gemau fel “super mario” a “tetris”. Byddai’n cael gwybodaeth yma o nifer o erthyglau a fideos am rhaglenni gemau yn yr 80au a defnyddio’r iaith assembler<text:span text:style-name="T2">[1]</text:span>. Credaf fod ffynonellau yma yn dibynadwy gan fod nhw e wedi ysgrifennu gan rhaglennwyr broffesiynol <text:s/>a oedd yn gweithio ar gemau yn ystod y cyfnod neu gan rhaglenwyr sydd nawr gyda phrofiad fawr yn rhaglenni gemau am hen systemau gemau cyfrifiadurol.</text:p>
      <text:p text:style-name="Standard"/>
      <text:h text:style-name="Heading_20_2" text:outline-level="2"><text:bookmark-start text:name="__RefHeading___Toc457_4279044103"/>Nod 2:<text:bookmark-end text:name="__RefHeading___Toc457_4279044103"/></text:h>
      <text:p text:style-name="Standard"/>
      <text:p text:style-name="Standard"/>
      <text:h text:style-name="Heading_20_1" text:outline-level="1"><text:bookmark-start text:name="_Toc529794796"/><text:bookmark-start text:name="__RefHeading___Toc459_4279044103"/>Dadansoddi Data Rhifadol<text:bookmark-end text:name="_Toc529794796"/><text:bookmark-end text:name="__RefHeading___Toc459_4279044103"/></text:h>
      <text:p text:style-name="Standard"/>
      <text:p text:style-name="P6">Fel rhan o’r nod cyntaf mi wnes i dewis gwneud ymchil primaidd ar gofynion technolegol gemau fodern trwy cyfrwng holiadur. Mi wnes i greu holiadur gan defnyddio microsoft forms ac oedd yn cynnwys 5 cwestiwn gwahanol ac mi fyddai’n esbonio’r rhesymeg tu ol y cwestiynnau a’r ddat mi wnes i gasglu oddynt.</text:p>
      <text:h text:style-name="P2" text:outline-level="2"><text:bookmark-start text:name="__RefHeading___Toc461_4279044103"/>Cwestiwn 1:<text:bookmark-end text:name="__RefHeading___Toc461_4279044103"/></text:h>
      <text:p text:style-name="P7"/>
      <text:p text:style-name="P8">Fel y cwestiwn gyntaf wnes i gofyn am hoff steil graffugol unigolion am gemau cyfrifiadurol. Y rheswm am hyn oedd i darganfod pa steill graffugol o gemau oedd y fwyaf poblogaidd gan fod systemau graffugol yn dangosydd da o cymlethrwydd dechnolegol gemau a felly bydd hwn yn dangos sut fath o gyfonion dechnolegol sydd ar gemau fodern.</text:p>
      <text:p text:style-name="P9"><draw:frame draw:style-name="fr1" draw:name="Object1" text:anchor-type="paragraph" svg:x="0.039cm" svg:y="-0.002cm" svg:width="8.17cm" svg:height="5.45cm" draw:z-index="5"><draw:object xlink:href="./Object 1" xlink:type="simple" xlink:show="embed" xlink:actuate="onLoad"/><draw:image xlink:href="./ObjectReplacements/Object 1" xlink:type="simple" xlink:show="embed" xlink:actuate="onLoad"/></draw:frame><text:soft-page-break/>Mae’r graff yma’n ddangos 4 steil graffugol gahanol ac fel gallwn weld mae graffeg 3D realistig yw’r steil fwyaf poblogaidd (46.4%) ac o hyn gallwn casglu fod y gemau fwyaf poblogaidd yn defnyddio graffeg 3D realistig ac felly bydd y gofynion technolegol ar yr injan “rendering” yn eithaf uche<text:span text:style-name="T3">l</text:span>. Rydym hefyd yn gweld fod graffeg 2D a 3D syml gyda’r <text:span text:style-name="T3">un nifer o pleidleisiau (25%)ac felly rydym yn gweld er fod bron hanner o’r ymatebwyr wedi dewis graffeg 3D realistig mae yna dal galwad eithaf fawr am gemau gyda graffeg fwy syml. Er Fod y ddulliau graffugol yma yn haws i greu mae’n poblogaidd iawn i defnyddio injan gemau 3D <text:s/>cymleth i greu gemau fwy syml a felly mae’r ansawdd technolegol y gemau yma dal yn eithaf uchel.</text:span></text:p>
      <text:p text:style-name="P9"/>
      <text:p text:style-name="P9"/>
      <text:h text:style-name="P14" text:outline-level="2">Cwestiwn 2:</text:h>
      <text:p text:style-name="P12"/>
      <text:p text:style-name="P13">Yr ail gwestiwn gofynnais oedd ba fath o gemau roedd bobl yn hoffi chwarae. Y categoriau bosib oedd gemau ar lein, gemau “coop” lleol neu gemau un chwaraewr. Fy mwriad tu ol gofyn cwestiwn yma oedd i </text:p>
      <text:p text:style-name="Standard"/>
      <text:h text:style-name="Heading_20_1" text:outline-level="1"><text:bookmark-start text:name="_Toc529794797"/><text:bookmark-start text:name="__RefHeading___Toc463_4279044103"/>Dadansoddi Gwybodaeth<text:bookmark-end text:name="_Toc529794797"/><text:bookmark-end text:name="__RefHeading___Toc463_4279044103"/></text:h>
      <text:p text:style-name="Standard"/>
      <text:h text:style-name="Heading_20_2" text:outline-level="2"><text:bookmark-start text:name="__RefHeading___Toc465_4279044103"/>Amcan 2:<text:bookmark-end text:name="__RefHeading___Toc465_4279044103"/></text:h>
      <text:p text:style-name="Standard"/>
      <text:p text:style-name="Standard">Ail amcan o’r nod gyntaf fi oedd i darganfod sut oedd gemau cyfrifiadurol yn yr 1980au yn cael ei rhaglenni a felly mi wnes i ymchwil mewn i’r fath o caledwedd a meddalwedd oedd ar gael i datblygu gemau. O rhan y meddalwedd bydd rhan fwyaf o gemau yn cael ei rhaglenni yn iaith “Assembler” fel mae’n dweud yn y dyfyniad canlynol: “all consoles were at that stage, was coded in machine-specific assembler”<text:span text:style-name="T2">[2]</text:span>. A felly bydd y broses o rhaglennu gem newydd yn un hir iawn gan fod y syniad fodern o ail-defnyddio cod bron ddim yn bodoli gan fod y cod byddwch yn ysgrifennu yn benodol i’r peiriant yna, ac i safonau modern bydd y peiriant yn hynod o amhwerus fel yr “Atari 2600”: “The console featured a 6507 CPU equipped with 128 bytes of RAM, which were used to store state variables such as the life and ammunition levels.” Er fod hwn yn edrych yn <text:soft-page-break/>amhwerus am yr amser roedd hyn <text:s/>yn hynod o gyflym a gyda cod ddigon o “performant” bydd hyn yn ddigon i rhedeg bron unrhyw fath o gem. Credaf fod ffynhonell yma yn defnyddiol gan fod yn rhoi mewnweliad dda i ba fath o caledwedd oedd ar gael i datblygwyr gemau ar y pryd.</text:p>
      <text:p text:style-name="Standard"/>
      <text:p text:style-name="Standard"><text:bookmark text:name="_GoBack"/></text:p>
      <text:h text:style-name="Heading_20_1" text:outline-level="1"><text:bookmark-start text:name="_Toc529794798"/><text:bookmark-start text:name="__RefHeading___Toc467_4279044103"/>Darlun y Prosiect Terfynol<text:bookmark-end text:name="_Toc529794798"/><text:bookmark-end text:name="__RefHeading___Toc467_4279044103"/></text:h>
      <text:h text:style-name="Heading_20_1" text:outline-level="1"><text:bookmark-start text:name="_Toc529794799"/><text:bookmark-start text:name="__RefHeading___Toc469_4279044103"/>Casgliad<text:bookmark-end text:name="_Toc529794799"/><text:bookmark-end text:name="__RefHeading___Toc469_4279044103"/></text:h>
      <text:h text:style-name="Heading_20_1" text:outline-level="1"><text:bookmark-start text:name="_Toc529794800"/><text:bookmark-start text:name="__RefHeading___Toc471_4279044103"/>Atodiadau<text:bookmark-end text:name="_Toc529794800"/><text:bookmark-end text:name="__RefHeading___Toc471_4279044103"/></text:h>
      <text:h text:style-name="Heading_20_1" text:outline-level="1"><text:bookmark-start text:name="_Toc529794801"/><text:bookmark-start text:name="__RefHeading___Toc473_4279044103"/>Llyfryddiaeth<text:bookmark-end text:name="_Toc529794801"/><text:bookmark-end text:name="__RefHeading___Toc473_4279044103"/></text:h>
      <text:p text:style-name="Standard"/>
      <text:p text:style-name="Standard">[2] gwelwch ffeil ffynonellau ffynhonnell 4</text:p>
      <text:h text:style-name="Heading_20_1" text:outline-level="1"><text:bookmark-start text:name="_Toc529794802"/><text:bookmark-start text:name="__RefHeading___Toc475_4279044103"/>Gwerthusiad<text:bookmark-end text:name="_Toc529794802"/><text:bookmark-end text:name="__RefHeading___Toc475_4279044103"/></text:h>
      <text:p text:style-name="Standard"/>
      <text:p text:style-name="P4"/>
      <text:p text:style-name="P4"/>
      <text:p text:style-name="P4"/>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cy" fo:country="GB" style:letter-kerning="false" style:font-name-asian="Calibri1" style:font-size-asian="11pt" style:language-asian="en" style:country-asian="US" style:font-name-complex="Bitstream Vera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cy"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cy" style:country-asian="GB"/>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OC_20_Heading" style:display-name="TOC Heading" style:family="paragraph" style:parent-style-name="Heading_20_1" style:next-style-name="Standard" style:default-outline-level="">
      <style:text-properties style:language-asian="cy" style:country-asian="GB"/>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Dim_20_Bylchau_20_Nod" style:display-name="Dim Bylchau Nod" style:family="text" style:parent-style-name="Default_20_Paragraph_20_Font">
      <style:text-properties style:font-name-asian="Calibri1" style:font-family-asian="Calibri" style:font-family-generic-asian="system" style:font-pitch-asian="variable" style:language-asian="cy" style:country-asian="GB"/>
    </style:style>
    <style:style style:name="Pennyn_20_Nod" style:display-name="Pennyn Nod" style:family="text" style:parent-style-name="Default_20_Paragraph_20_Font"/>
    <style:style style:name="Troedyn_20_Nod" style:display-name="Troedyn Nod" style:family="text" style:parent-style-name="Default_20_Paragraph_20_Font"/>
    <style:style style:name="Pennawd_20_1_20_Nod" style:display-name="Pennawd 1 Nod"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Pennawd_20_2_20_Nod" style:display-name="Pennawd 2 Nod"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Pennawd_20_3_20_Nod" style:display-name="Pennawd 3 Nod"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t ydy datblygiad gemau cyfrifiadurol wedi newid ers yr 80au?</dc:title>
    <dc:subject>prosiect unigol y Fagloriaeth Gymraeg </dc:subject>
    <meta:initial-creator>Alejandro Chavez-Smith (Rhif arholiad 5278) Ysgol PLasmawr (68976)</meta:initial-creator>
    <meta:editing-cycles>77</meta:editing-cycles>
    <meta:creation-date>2018-10-15T11:27:00</meta:creation-date>
    <dc:date>2019-02-18T13:52:24.795840300</dc:date>
    <meta:editing-duration>PT6H2M56S</meta:editing-duration>
    <meta:generator>LibreOffice/6.1.4.2$Linux_X86_64 LibreOffice_project/10$Build-2</meta:generator>
    <meta:document-statistic meta:table-count="0" meta:image-count="0" meta:object-count="1" meta:page-count="7" meta:paragraph-count="82" meta:word-count="1432" meta:character-count="8111" meta:non-whitespace-character-count="6746"/>
    <meta:user-defined meta:name="AppVersion">15.0000</meta:user-defined>
    <meta:user-defined meta:name="Company">Ysgol Plasmaw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6" style:family="chart">
      <style:chart-properties chart:solid-type="cuboid" chart:symbol-type="named-symbol" chart:symbol-name="square" chart:symbol-width="0.25cm" chart:symbol-height="0.25cm"/>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17cm" svg:height="5.45cm" xlink:href="." xlink:type="simple" chart:class="chart:line" chart:style-name="ch1">
        <chart:plot-area chart:style-name="ch2" chart:data-source-has-labels="both" svg:x="0.203cm" svg:y="0.082cm" svg:width="7.844cm" svg:height="5.231cm">
          <chartooo:coordinate-region svg:x="0.824cm" svg:y="0.281cm" svg:width="6.692cm" svg:height="4.385cm"/>
          <chart:axis chart:dimension="x" chart:name="primary-x" chart:style-name="ch3" chartooo:axis-type="auto">
            <chartooo:date-scale/>
            <chart:categories table:cell-range-address="local-table.$A$2:.$A$8"/>
          </chart:axis>
          <chart:axis chart:dimension="y" chart:name="primary-y" chart:style-name="ch3">
            <chart:grid chart:style-name="ch4" chart:class="major"/>
          </chart:axis>
          <chart:series chart:style-name="ch5" chart:values-cell-range-address="local-table.$B$2:.$B$8" chart:label-cell-address="local-table.$B$1" chart:class="chart:line">
            <chart:data-point chart:repeated="2"/>
            <chart:data-point chart:style-name="ch6"/>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2D</text:p>
              </table:table-cell>
              <table:table-cell office:value-type="float" office:value="7">
                <text:p>7</text:p>
              </table:table-cell>
            </table:table-row>
            <table:table-row>
              <table:table-cell office:value-type="string">
                <text:p/>
              </table:table-cell>
              <table:table-cell office:value-type="float" office:value="NaN">
                <text:p>NaN</text:p>
              </table:table-cell>
            </table:table-row>
            <table:table-row>
              <table:table-cell office:value-type="string">
                <text:p>3D syml</text:p>
              </table:table-cell>
              <table:table-cell office:value-type="float" office:value="7">
                <text:p>7</text:p>
              </table:table-cell>
            </table:table-row>
            <table:table-row>
              <table:table-cell office:value-type="string">
                <text:p/>
              </table:table-cell>
              <table:table-cell office:value-type="float" office:value="NaN">
                <text:p>NaN</text:p>
              </table:table-cell>
            </table:table-row>
            <table:table-row>
              <table:table-cell office:value-type="string">
                <text:p>3D "photorealistic"</text:p>
              </table:table-cell>
              <table:table-cell office:value-type="float" office:value="13">
                <text:p>13</text:p>
              </table:table-cell>
            </table:table-row>
            <table:table-row>
              <table:table-cell office:value-type="string">
                <text:p/>
              </table:table-cell>
              <table:table-cell office:value-type="float" office:value="NaN">
                <text:p>NaN</text:p>
              </table:table-cell>
            </table:table-row>
            <table:table-row>
              <table:table-cell office:value-type="string">
                <text:p>Testun</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4.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